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4799in" svg:height="2.0331in" svg:x="13.5067in" svg:y="1.1417in">
            <draw:object draw:notify-on-update-of-ranges="Optimisation_MPI.P12:Optimisation_MPI.P14 Optimisation_MPI.Q12:Optimisation_MPI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.863in" svg:height="1.4665in" svg:x="3.5827in" svg:y="4.3839in">
            <draw:object draw:notify-on-update-of-ranges="Optimisation_MPI.F19:Optimisation_MPI.F21 Optimisation_MPI.G19:Optimisation_MPI.G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6.6661in" svg:y="6.6157in">
            <draw:object draw:notify-on-update-of-ranges="Optimisation_MPI.F25:Optimisation_MPI.F26 Optimisation_MPI.G25:Optimisation_MPI.G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on fixe le nbr d’iter a 300 et la taille du domaine a 1592 (height) * 5000 (width), 64 procs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Suppression des echanges dupliques MPI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65"/>
          <table:table-cell table:number-columns-repeated="16"/>
        </table:table-row>
        <table:table-row table:style-name="ro1">
          <table:table-cell table:number-columns-repeated="10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number-columns-repeated="7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7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7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/>
          <table:table-cell table:style-name="ce74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number-columns-repeated="10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Suppression des barrier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4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4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ll barrier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6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6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/>
          <table:table-cell table:number-columns-repeated="14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07:49:33.726688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08:12:16.060772011</dc:date>
    <meta:editing-duration>PT16H56M30S</meta:editing-duration>
    <meta:editing-cycles>176</meta:editing-cycles>
    <meta:generator>LibreOffice/6.4.7.2$Linux_X86_64 LibreOffice_project/40$Build-2</meta:generator>
    <meta:document-statistic meta:table-count="3" meta:cell-count="26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26cm" svg:y="-0.526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63cm" svg:y="3.682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8cm" svg:y="4.012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cm" svg:y="3.844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5.165cm" xlink:href=".." xlink:type="simple" chart:class="chart:bar" chart:style-name="ch1">
        <chart:title svg:x="0.593cm" svg:y="0.239cm" chart:style-name="ch2">
          <text:p>Speed-up obtenu en supprimant les échanges dupliqués
</text:p>
        </chart:title>
        <chart:plot-area chart:style-name="ch3" table:cell-range-address="Optimisation_MPI.P12:Optimisation_MPI.Q14" chart:data-source-has-labels="column" svg:x="0.009cm" svg:y="1.029cm" svg:width="8.69cm" svg:height="3.879cm">
          <chartooo:coordinate-region svg:x="2.403cm" svg:y="1.029cm" svg:width="6.202cm" svg:height="3.232cm"/>
          <chart:axis chart:dimension="x" chart:name="primary-x" chart:style-name="ch4" chartooo:axis-type="auto">
            <chartooo:date-scale/>
            <chart:categories table:cell-range-address="Optimisation_MPI.P12:Optimisation_MPI.P14"/>
          </chart:axis>
          <chart:axis chart:dimension="y" chart:name="primary-y" chart:style-name="ch5">
            <chart:title svg:x="4.758cm" svg:y="4.582cm" chart:style-name="ch6">
              <text:p>Speed-up</text:p>
            </chart:title>
          </chart:axis>
          <chart:series chart:style-name="ch7" chart:values-cell-range-address="Optimisation_MPI.Q12:Optimisation_MPI.Q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2:Optimisation_MPI.P14</svg:desc>
                </draw:g>
              </table:table-cell>
              <table:table-cell office:value-type="float" office:value="1">
                <text:p>1</text:p>
                <draw:g>
                  <svg:desc>Optimisation_MPI.Q12:Optimisation_MPI.Q14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9:Optimisation_MPI.G21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9:Optimisation_MPI.F21"/>
          </chart:axis>
          <chart:axis chart:dimension="y" chart:name="primary-y" chart:style-name="ch5">
            <chart:title svg:x="3.819cm" svg:y="3.276cm" chart:style-name="ch6">
              <text:p>Temps d'exécution (sec)</text:p>
            </chart:title>
          </chart:axis>
          <chart:series chart:style-name="ch7" chart:values-cell-range-address="Optimisation_MPI.G19:Optimisation_MPI.G21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9:Optimisation_MPI.F21</svg:desc>
                </draw:g>
              </table:table-cell>
              <table:table-cell office:value-type="float" office:value="307.35">
                <text:p>307.35</text:p>
                <draw:g>
                  <svg:desc>Optimisation_MPI.G19:Optimisation_MPI.G21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Optimisation_MPI.F25:Optimisation_MPI.G26" chart:data-source-has-labels="column" svg:x="0.318cm" svg:y="1.4cm" svg:width="15.357cm" svg:height="6.842cm">
          <chartooo:coordinate-region svg:x="3.638cm" svg:y="1.4cm" svg:width="11.757cm" svg:height="6.195cm"/>
          <chart:axis chart:dimension="x" chart:name="primary-x" chart:style-name="ch3" chartooo:axis-type="auto">
            <chartooo:date-scale/>
            <chart:categories table:cell-range-address="Optimisation_MPI.F25:Optimisation_MPI.F26"/>
          </chart:axis>
          <chart:axis chart:dimension="y" chart:name="primary-y" chart:style-name="ch4"/>
          <chart:series chart:style-name="ch5" chart:values-cell-range-address="Optimisation_MPI.G25:Optimisation_MPI.G26" chart:class="chart:bar">
            <chart:data-point chart:repeated="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25:Optimisation_MPI.F26</svg:desc>
                </draw:g>
              </table:table-cell>
              <table:table-cell office:value-type="float" office:value="197.04">
                <text:p>197.04</text:p>
                <draw:g>
                  <svg:desc>Optimisation_MPI.G25:Optimisation_MPI.G26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